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Real vs measured distance (perp. to marker)" draw:style-name="gr1" draw:text-style-name="P1" svg:width="15.997cm" svg:height="9.004cm" svg:x="11.344cm" svg:y="0.797cm">
            <draw:object draw:notify-on-update-of-ranges="Sheet1.C3:Sheet1.C14 Sheet1.D3:Sheet1.D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X value</text:p>
          </table:table-cell>
          <table:table-cell office:value-type="string" calcext:value-type="string">
            <text:p>Real dist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/>
          <table:table-cell office:value-type="float" office:value="1.6231" calcext:value-type="float">
            <text:p>1.6231</text:p>
          </table:table-cell>
          <table:table-cell table:formula="of:=[.B3]+5.75/2" office:value-type="float" office:value="4.4981" calcext:value-type="float">
            <text:p>4.4981</text:p>
          </table:table-cell>
          <table:table-cell office:value-type="float" office:value="4.2419" calcext:value-type="float">
            <text:p>4.2419</text:p>
          </table:table-cell>
        </table:table-row>
        <table:table-row table:style-name="ro1">
          <table:table-cell/>
          <table:table-cell office:value-type="float" office:value="1.10359" calcext:value-type="float">
            <text:p>1.10359</text:p>
          </table:table-cell>
          <table:table-cell table:formula="of:=[.B4]+5.75/2" office:value-type="float" office:value="3.97859" calcext:value-type="float">
            <text:p>3.97859</text:p>
          </table:table-cell>
          <table:table-cell office:value-type="float" office:value="3.7263" calcext:value-type="float">
            <text:p>3.7263</text:p>
          </table:table-cell>
        </table:table-row>
        <table:table-row table:style-name="ro1">
          <table:table-cell/>
          <table:table-cell office:value-type="float" office:value="0.80737" calcext:value-type="float">
            <text:p>0.80737</text:p>
          </table:table-cell>
          <table:table-cell table:formula="of:=[.B5]+5.75/2" office:value-type="float" office:value="3.68237" calcext:value-type="float">
            <text:p>3.68237</text:p>
          </table:table-cell>
          <table:table-cell office:value-type="float" office:value="3.4314" calcext:value-type="float">
            <text:p>3.4314</text:p>
          </table:table-cell>
        </table:table-row>
        <table:table-row table:style-name="ro1">
          <table:table-cell/>
          <table:table-cell office:value-type="float" office:value="0.15225" calcext:value-type="float">
            <text:p>0.15225</text:p>
          </table:table-cell>
          <table:table-cell table:formula="of:=[.B6]+5.75/2" office:value-type="float" office:value="3.02725" calcext:value-type="float">
            <text:p>3.02725</text:p>
          </table:table-cell>
          <table:table-cell office:value-type="float" office:value="2.78167" calcext:value-type="float">
            <text:p>2.78167</text:p>
          </table:table-cell>
        </table:table-row>
        <table:table-row table:style-name="ro1">
          <table:table-cell/>
          <table:table-cell office:value-type="float" office:value="-0.27896" calcext:value-type="float">
            <text:p>-0.27896</text:p>
          </table:table-cell>
          <table:table-cell table:formula="of:=[.B7]+5.75/2" office:value-type="float" office:value="2.59604" calcext:value-type="float">
            <text:p>2.59604</text:p>
          </table:table-cell>
          <table:table-cell office:value-type="float" office:value="2.34703" calcext:value-type="float">
            <text:p>2.34703</text:p>
          </table:table-cell>
        </table:table-row>
        <table:table-row table:style-name="ro1">
          <table:table-cell/>
          <table:table-cell office:value-type="float" office:value="-0.87457" calcext:value-type="float">
            <text:p>-0.87457</text:p>
          </table:table-cell>
          <table:table-cell table:formula="of:=[.B8]+5.75/2" office:value-type="float" office:value="2.00043" calcext:value-type="float">
            <text:p>2.00043</text:p>
          </table:table-cell>
          <table:table-cell office:value-type="float" office:value="1.75671" calcext:value-type="float">
            <text:p>1.75671</text:p>
          </table:table-cell>
        </table:table-row>
        <table:table-row table:style-name="ro1">
          <table:table-cell/>
          <table:table-cell office:value-type="float" office:value="-1.36782" calcext:value-type="float">
            <text:p>-1.36782</text:p>
          </table:table-cell>
          <table:table-cell table:formula="of:=[.B9]+5.75/2" office:value-type="float" office:value="1.50718" calcext:value-type="float">
            <text:p>1.50718</text:p>
          </table:table-cell>
          <table:table-cell office:value-type="float" office:value="1.26482" calcext:value-type="float">
            <text:p>1.26482</text:p>
          </table:table-cell>
        </table:table-row>
        <table:table-row table:style-name="ro1">
          <table:table-cell/>
          <table:table-cell office:value-type="float" office:value="-1.59394" calcext:value-type="float">
            <text:p>-1.59394</text:p>
          </table:table-cell>
          <table:table-cell table:formula="of:=[.B10]+5.75/2" office:value-type="float" office:value="1.28106" calcext:value-type="float">
            <text:p>1.28106</text:p>
          </table:table-cell>
          <table:table-cell office:value-type="float" office:value="1.04027" calcext:value-type="float">
            <text:p>1.04027</text:p>
          </table:table-cell>
        </table:table-row>
        <table:table-row table:style-name="ro1">
          <table:table-cell/>
          <table:table-cell office:value-type="float" office:value="-1.77204" calcext:value-type="float">
            <text:p>-1.77204</text:p>
          </table:table-cell>
          <table:table-cell table:formula="of:=[.B11]+5.75/2" office:value-type="float" office:value="1.10296" calcext:value-type="float">
            <text:p>1.10296</text:p>
          </table:table-cell>
          <table:table-cell office:value-type="float" office:value="0.8632" calcext:value-type="float">
            <text:p>0.8632</text:p>
          </table:table-cell>
        </table:table-row>
        <table:table-row table:style-name="ro1">
          <table:table-cell/>
          <table:table-cell office:value-type="float" office:value="-2.08014" calcext:value-type="float">
            <text:p>-2.08014</text:p>
          </table:table-cell>
          <table:table-cell table:formula="of:=[.B12]+5.75/2" office:value-type="float" office:value="0.79486" calcext:value-type="float">
            <text:p>0.79486</text:p>
          </table:table-cell>
          <table:table-cell office:value-type="float" office:value="0.56479" calcext:value-type="float">
            <text:p>0.56479</text:p>
          </table:table-cell>
        </table:table-row>
        <table:table-row table:style-name="ro1">
          <table:table-cell/>
          <table:table-cell office:value-type="float" office:value="-2.2799" calcext:value-type="float">
            <text:p>-2.2799</text:p>
          </table:table-cell>
          <table:table-cell table:formula="of:=[.B13]+5.75/2" office:value-type="float" office:value="0.5951" calcext:value-type="float">
            <text:p>0.5951</text:p>
          </table:table-cell>
          <table:table-cell office:value-type="float" office:value="0.38439" calcext:value-type="float">
            <text:p>0.38439</text:p>
          </table:table-cell>
        </table:table-row>
        <table:table-row table:style-name="ro1">
          <table:table-cell/>
          <table:table-cell office:value-type="float" office:value="-2.3898" calcext:value-type="float">
            <text:p>-2.3898</text:p>
          </table:table-cell>
          <table:table-cell table:formula="of:=[.B14]+5.75/2" office:value-type="float" office:value="0.4852" calcext:value-type="float">
            <text:p>0.4852</text:p>
          </table:table-cell>
          <table:table-cell office:value-type="float" office:value="0.2862" calcext:value-type="float">
            <text:p>0.28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2T14:28:32.242947076</meta:creation-date>
    <dc:date>2020-07-02T16:30:40.089199262</dc:date>
    <meta:editing-duration>PT11M47S</meta:editing-duration>
    <meta:editing-cycles>1</meta:editing-cycles>
    <meta:document-statistic meta:table-count="1" meta:cell-count="39" meta:object-count="1"/>
    <meta:generator>LibreOffice/6.4.4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534cm" svg:y="0.316cm" chart:style-name="ch2">
          <text:p>Perpendicular to marker</text:p>
        </chart:title>
        <chart:legend chart:legend-position="end" svg:x="11.902cm" svg:y="3.954cm" style:legend-expansion="high" chart:style-name="ch3"/>
        <chart:plot-area chart:style-name="ch4" table:cell-range-address="Sheet1.C3:Sheet1.D14" svg:x="1.33cm" svg:y="1.275cm" svg:width="10.253cm" svg:height="6.569cm">
          <chartooo:coordinate-region svg:x="2.057cm" svg:y="1.474cm" svg:width="9.432cm" svg:height="5.723cm"/>
          <chart:axis chart:dimension="x" chart:name="primary-x" chart:style-name="ch5">
            <chart:title svg:x="5.407cm" svg:y="8.024cm" chart:style-name="ch6">
              <text:p>Real distance</text:p>
            </chart:title>
          </chart:axis>
          <chart:axis chart:dimension="y" chart:name="primary-y" chart:style-name="ch5">
            <chart:title svg:x="0.451cm" svg:y="5.992cm" chart:style-name="ch7">
              <text:p>Measured distance</text:p>
            </chart:title>
            <chart:grid chart:style-name="ch8" chart:class="major"/>
          </chart:axis>
          <chart:series chart:style-name="ch9" chart:values-cell-range-address="Sheet1.D3:Sheet1.D14" chart:class="chart:scatter">
            <chart:domain table:cell-range-address="Sheet1.C3:Sheet1.C14"/>
            <chart:regression-curve chart:style-name="ch10">
              <chart:equation chart:display-equation="true" chart:display-r-square="false" svg:x="2.059cm" svg:y="1.55cm"/>
            </chart:regression-curve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4981">
                <text:p>4.4981</text:p>
                <draw:g>
                  <svg:desc>Sheet1.C3:Sheet1.C14</svg:desc>
                </draw:g>
              </table:table-cell>
              <table:table-cell office:value-type="float" office:value="4.2419">
                <text:p>4.2419</text:p>
                <draw:g>
                  <svg:desc>Sheet1.D3:Sheet1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97859">
                <text:p>3.97859</text:p>
              </table:table-cell>
              <table:table-cell office:value-type="float" office:value="3.7263">
                <text:p>3.72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68237">
                <text:p>3.68237</text:p>
              </table:table-cell>
              <table:table-cell office:value-type="float" office:value="3.4314">
                <text:p>3.43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2725">
                <text:p>3.02725</text:p>
              </table:table-cell>
              <table:table-cell office:value-type="float" office:value="2.78167">
                <text:p>2.781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9604">
                <text:p>2.59604</text:p>
              </table:table-cell>
              <table:table-cell office:value-type="float" office:value="2.34703">
                <text:p>2.347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0043">
                <text:p>2.00043</text:p>
              </table:table-cell>
              <table:table-cell office:value-type="float" office:value="1.75671">
                <text:p>1.756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0718">
                <text:p>1.50718</text:p>
              </table:table-cell>
              <table:table-cell office:value-type="float" office:value="1.26482">
                <text:p>1.264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8106">
                <text:p>1.28106</text:p>
              </table:table-cell>
              <table:table-cell office:value-type="float" office:value="1.04027">
                <text:p>1.040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0296">
                <text:p>1.10296</text:p>
              </table:table-cell>
              <table:table-cell office:value-type="float" office:value="0.8632">
                <text:p>0.86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9486">
                <text:p>0.79486</text:p>
              </table:table-cell>
              <table:table-cell office:value-type="float" office:value="0.56479">
                <text:p>0.564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51">
                <text:p>0.5951</text:p>
              </table:table-cell>
              <table:table-cell office:value-type="float" office:value="0.38439">
                <text:p>0.384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852">
                <text:p>0.4852</text:p>
              </table:table-cell>
              <table:table-cell office:value-type="float" office:value="0.2862">
                <text:p>0.28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